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05.19pt"/>
    </style:style>
    <style:style style:name="co2" style:family="table-column">
      <style:table-column-properties fo:break-before="auto" style:column-width="134.56pt"/>
    </style:style>
    <style:style style:name="co3" style:family="table-column">
      <style:table-column-properties fo:break-before="auto" style:column-width="130.71pt"/>
    </style:style>
    <style:style style:name="co4" style:family="table-column">
      <style:table-column-properties fo:break-before="auto" style:column-width="139.15pt"/>
    </style:style>
    <style:style style:name="co5" style:family="table-column">
      <style:table-column-properties fo:break-before="auto" style:column-width="156.95pt"/>
    </style:style>
    <style:style style:name="co6" style:family="table-column">
      <style:table-column-properties fo:break-before="auto" style:column-width="104.46pt"/>
    </style:style>
    <style:style style:name="co7" style:family="table-column">
      <style:table-column-properties fo:break-before="auto" style:column-width="115.9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ridge #000000" style:text-align-source="fix" style:repeat-content="false" fo:border-left="0.99pt ridge #000000" fo:border-right="none" fo:border-top="0.99pt ridge #000000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22">
      <style:table-cell-properties fo:border-bottom="0.99pt ridge #000000" style:text-align-source="fix" style:repeat-content="false" fo:border-left="0.99pt ridge #000000" fo:border-right="none" fo:border-top="0.99pt ridge #000000"/>
      <style:paragraph-properties fo:text-align="center" fo:margin-left="0pt"/>
    </style:style>
    <style:style style:name="ce3" style:family="table-cell" style:parent-style-name="Default" style:data-style-name="N122">
      <style:table-cell-properties fo:border-bottom="0.99pt ridge #000000" style:text-align-source="fix" style:repeat-content="false" fo:border-left="0.99pt ridge #000000" fo:border-right="none" fo:border-top="0.99pt ridge #000000" style:vertical-align="middle"/>
      <style:paragraph-properties fo:text-align="center" fo:margin-left="0pt"/>
    </style:style>
    <style:style style:name="ce4" style:family="table-cell" style:parent-style-name="Default" style:data-style-name="N122"/>
    <style:style style:name="ce5" style:family="table-cell" style:parent-style-name="Default" style:data-style-name="N122">
      <style:table-cell-properties style:text-align-source="fix" style:repeat-content="false" fo:border="0.99pt ridge #000000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23">
      <style:table-cell-properties style:text-align-source="fix" style:repeat-content="false" fo:border="0.99pt ridge #000000"/>
      <style:paragraph-properties fo:text-align="center" fo:margin-left="0pt"/>
    </style:style>
    <style:style style:name="ce7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99pt ridge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122">
      <style:table-cell-properties style:text-align-source="fix" style:repeat-content="false" fo:border="0.99pt ridge #000000"/>
      <style:paragraph-properties fo:text-align="center" fo:margin-left="0pt"/>
    </style:style>
    <style:style style:name="ce11" style:family="table-cell" style:parent-style-name="Default">
      <style:table-cell-properties fo:border-bottom="0.99pt ridge #000000" style:text-align-source="fix" style:repeat-content="false" fo:border-left="none" fo:border-right="none" fo:border-top="0.99pt ridge #000000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0.99pt ridge #000000" style:text-align-source="fix" style:repeat-content="false" fo:border-left="none" fo:border-right="none" fo:border-top="0.99pt ridge #000000"/>
      <style:paragraph-properties fo:text-align="center" fo:margin-left="0pt"/>
    </style:style>
    <style:style style:name="ce13" style:family="table-cell" style:parent-style-name="Default">
      <style:table-cell-properties fo:border-bottom="0.99pt ridge #000000" style:text-align-source="fix" style:repeat-content="false" fo:wrap-option="wrap" fo:border-left="none" fo:border-right="0.99pt ridge #000000" fo:border-top="0.99pt ridge #000000" style:vertical-align="middle"/>
      <style:paragraph-properties fo:text-align="start" fo:margin-left="0pt"/>
      <style:text-properties style:font-weight-asian="normal"/>
    </style:style>
    <style:style style:name="ce14" style:family="table-cell" style:parent-style-name="Default">
      <style:table-cell-properties style:text-align-source="fix" style:repeat-content="false" fo:border="0.99pt ridge #000000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="0.99pt ridge #00000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124">
      <style:table-cell-properties style:text-align-source="fix" style:repeat-content="false" fo:border="0.99pt ridge #000000"/>
      <style:paragraph-properties fo:text-align="center" fo:margin-left="0pt"/>
    </style:style>
    <style:style style:name="ce19" style:family="table-cell" style:parent-style-name="Default">
      <style:table-cell-properties fo:border-bottom="0.99pt ridge #000000" style:text-align-source="fix" style:repeat-content="false" fo:border-left="none" fo:border-right="0.99pt ridge #000000" fo:border-top="0.99pt ridge #000000"/>
      <style:paragraph-properties fo:text-align="start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order-bottom="0.99pt ridge #000000" fo:border-left="none" fo:border-right="none" fo:border-top="0.99pt ridge #000000"/>
    </style:style>
    <style:style style:name="ce21" style:family="table-cell" style:parent-style-name="Default">
      <style:table-cell-properties fo:border-bottom="0.99pt ridge #000000" style:text-align-source="fix" style:repeat-content="false" fo:border-left="none" fo:border-right="0.99pt ridge #000000" fo:border-top="0.99pt ridge #000000" style:vertical-align="middle"/>
      <style:paragraph-properties fo:text-align="center"/>
    </style:style>
    <style:style style:name="ce22" style:family="table-cell" style:parent-style-name="Default" style:data-style-name="N125">
      <style:table-cell-properties style:text-align-source="fix" style:repeat-content="false" fo:border="0.99pt ridge #000000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order-bottom="0.99pt ridge #000000" style:text-align-source="fix" style:repeat-content="false" fo:border-left="none" fo:border-right="0.99pt ridge #000000" fo:border-top="0.99pt ridge #000000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order-bottom="0.99pt ridge #000000" fo:border-left="none" fo:border-right="0.99pt ridge #000000" fo:border-top="0.99pt ridge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0"/>
        <table:table-column table:style-name="co2" table:default-cell-style-name="ce1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Mode Bits</text:p>
          </table:table-cell>
          <table:table-cell table:style-name="ce11" office:value-type="string" calcext:value-type="string">
            <text:p>Register Size</text:p>
          </table:table-cell>
          <table:table-cell table:style-name="ce19" office:value-type="string" calcext:value-type="string" table:number-columns-spanned="3" table:number-rows-spanned="1">
            <text:p>Bits</text:p>
          </table:table-cell>
          <table:covered-table-cell table:style-name="ce11"/>
          <table:covered-table-cell table:style-name="ce24"/>
          <table:table-cell table:style-name="ce16" table:number-columns-repeated="1019"/>
        </table:table-row>
        <table:table-row table:style-name="ro2">
          <table:table-cell table:style-name="ce2" office:value-type="float" office:value="0" calcext:value-type="float">
            <text:p>0000</text:p>
          </table:table-cell>
          <table:table-cell table:style-name="ce12" office:value-type="float" office:value="8" calcext:value-type="float">
            <text:p>8</text:p>
          </table:table-cell>
          <table:table-cell table:style-name="ce20" office:value-type="string" calcext:value-type="string">
            <text:p>7: unused</text:p>
          </table:table-cell>
          <table:table-cell table:style-name="ce20" office:value-type="string" calcext:value-type="string">
            <text:p>6-4: Test point signal select</text:p>
          </table:table-cell>
          <table:table-cell table:style-name="ce25" office:value-type="string" calcext:value-type="string">
            <text:p>3-0: Programmable capacitor bus</text:p>
          </table:table-cell>
          <table:table-cell table:number-columns-repeated="1019"/>
        </table:table-row>
        <table:table-row table:style-name="ro2">
          <table:table-cell table:style-name="ce2" office:value-type="float" office:value="1" calcext:value-type="float">
            <text:p>0001</text:p>
          </table:table-cell>
          <table:table-cell table:style-name="ce12" office:value-type="float" office:value="8" calcext:value-type="float">
            <text:p>8</text:p>
          </table:table-cell>
          <table:table-cell table:style-name="ce20" office:value-type="string" calcext:value-type="string">
            <text:p>7-6: unused</text:p>
          </table:table-cell>
          <table:table-cell table:style-name="ce20" office:value-type="string" calcext:value-type="string">
            <text:p>5-3: AGND voltage trim</text:p>
          </table:table-cell>
          <table:table-cell table:style-name="ce25" office:value-type="string" calcext:value-type="string">
            <text:p>2-0: oneshot width select</text:p>
          </table:table-cell>
          <table:table-cell table:number-columns-repeated="1019"/>
        </table:table-row>
        <table:table-row table:style-name="ro2">
          <table:table-cell table:style-name="ce2" office:value-type="float" office:value="10" calcext:value-type="float">
            <text:p>0010</text:p>
          </table:table-cell>
          <table:table-cell table:style-name="ce12" office:value-type="string" calcext:value-type="string">
            <text:p>unused</text:p>
          </table:table-cell>
          <table:table-cell table:style-name="ce21" office:value-type="string" calcext:value-type="string" table:number-columns-spanned="3" table:number-rows-spanned="1">
            <text:p>N/A</text:p>
          </table:table-cell>
          <table:covered-table-cell table:style-name="ce20"/>
          <table:covered-table-cell table:style-name="ce25"/>
          <table:table-cell table:number-columns-repeated="1019"/>
        </table:table-row>
        <table:table-row table:style-name="ro2">
          <table:table-cell table:style-name="ce2" office:value-type="float" office:value="11" calcext:value-type="float">
            <text:p>0011</text:p>
          </table:table-cell>
          <table:table-cell table:style-name="ce12" office:value-type="string" calcext:value-type="string">
            <text:p>unused</text:p>
          </table:table-cell>
          <table:table-cell table:style-name="ce21" office:value-type="string" calcext:value-type="string" table:number-columns-spanned="3" table:number-rows-spanned="1">
            <text:p>N/A</text:p>
          </table:table-cell>
          <table:covered-table-cell table:style-name="ce20"/>
          <table:covered-table-cell table:style-name="ce25"/>
          <table:table-cell table:number-columns-repeated="1019"/>
        </table:table-row>
        <table:table-row table:style-name="ro2">
          <table:table-cell table:style-name="ce2" office:value-type="float" office:value="100" calcext:value-type="float">
            <text:p>0100</text:p>
          </table:table-cell>
          <table:table-cell table:style-name="ce12" office:value-type="string" calcext:value-type="string">
            <text:p>unused</text:p>
          </table:table-cell>
          <table:table-cell table:style-name="ce21" office:value-type="string" calcext:value-type="string" table:number-columns-spanned="3" table:number-rows-spanned="1">
            <text:p>N/A</text:p>
          </table:table-cell>
          <table:covered-table-cell table:style-name="ce20"/>
          <table:covered-table-cell table:style-name="ce25"/>
          <table:table-cell table:number-columns-repeated="1019"/>
        </table:table-row>
        <table:table-row table:style-name="ro2">
          <table:table-cell table:style-name="ce2" office:value-type="float" office:value="101" calcext:value-type="float">
            <text:p>0101</text:p>
          </table:table-cell>
          <table:table-cell table:style-name="ce12" office:value-type="float" office:value="7" calcext:value-type="float">
            <text:p>7</text:p>
          </table:table-cell>
          <table:table-cell table:style-name="ce20" office:value-type="string" calcext:value-type="string">
            <text:p>6: unused</text:p>
          </table:table-cell>
          <table:table-cell table:style-name="ce20" office:value-type="string" calcext:value-type="string">
            <text:p>5: Lockout enable</text:p>
          </table:table-cell>
          <table:table-cell table:style-name="ce25" office:value-type="string" calcext:value-type="string">
            <text:p>4-0: Lockout DAC input</text:p>
          </table:table-cell>
          <table:table-cell table:number-columns-repeated="1019"/>
        </table:table-row>
        <table:table-row table:style-name="ro2">
          <table:table-cell table:style-name="ce2" office:value-type="float" office:value="110" calcext:value-type="float">
            <text:p>0110</text:p>
          </table:table-cell>
          <table:table-cell table:style-name="ce12" office:value-type="float" office:value="7" calcext:value-type="float">
            <text:p>7</text:p>
          </table:table-cell>
          <table:table-cell table:style-name="ce20" office:value-type="string" calcext:value-type="string">
            <text:p>6: Channel enable</text:p>
          </table:table-cell>
          <table:table-cell table:style-name="ce20" office:value-type="string" calcext:value-type="string">
            <text:p>5: Leading edge DAC polarity</text:p>
          </table:table-cell>
          <table:table-cell table:style-name="ce25" office:value-type="string" calcext:value-type="string">
            <text:p>4-0: Leading edge DAC input</text:p>
          </table:table-cell>
          <table:table-cell table:number-columns-repeated="1019"/>
        </table:table-row>
        <table:table-row table:style-name="ro2">
          <table:table-cell table:style-name="ce2" office:value-type="float" office:value="111" calcext:value-type="float">
            <text:p>0111</text:p>
          </table:table-cell>
          <table:table-cell table:style-name="ce12" office:value-type="string" calcext:value-type="string">
            <text:p>unused</text:p>
          </table:table-cell>
          <table:table-cell table:style-name="ce21" office:value-type="string" calcext:value-type="string" table:number-columns-spanned="3" table:number-rows-spanned="1">
            <text:p>N/A</text:p>
          </table:table-cell>
          <table:covered-table-cell table:style-name="ce20"/>
          <table:covered-table-cell table:style-name="ce25"/>
          <table:table-cell table:number-columns-repeated="1019"/>
        </table:table-row>
        <table:table-row table:style-name="ro2">
          <table:table-cell table:style-name="ce3" office:value-type="string" calcext:value-type="string">
            <text:p>1xxx</text:p>
          </table:table-cell>
          <table:table-cell table:style-name="ce13" office:value-type="string" calcext:value-type="string" table:number-columns-spanned="4" table:number-rows-spanned="1">
            <text:p>sends data to all registers of mode 'xxx' regardless of address</text:p>
          </table:table-cell>
          <table:covered-table-cell table:number-columns-repeated="2" table:style-name="ce20"/>
          <table:covered-table-cell table:style-name="ce25"/>
          <table:table-cell table:number-columns-repeated="1019"/>
        </table:table-row>
        <table:table-row table:style-name="ro2">
          <table:table-cell table:style-name="ce4"/>
          <table:table-cell table:style-name="Default"/>
          <table:table-cell table:number-columns-repeated="1022"/>
        </table:table-row>
        <table:table-row table:style-name="ro1">
          <table:table-cell table:style-name="ce5" office:value-type="string" calcext:value-type="string">
            <text:p>Test Point Sel</text:p>
          </table:table-cell>
          <table:table-cell table:style-name="ce14" office:value-type="string" calcext:value-type="string">
            <text:p>Test Point Node</text:p>
          </table:table-cell>
          <table:table-cell table:style-name="ce16" table:number-columns-repeated="1022"/>
        </table:table-row>
        <table:table-row table:style-name="ro2">
          <table:table-cell table:style-name="ce6" office:value-type="float" office:value="0" calcext:value-type="float">
            <text:p>000</text:p>
          </table:table-cell>
          <table:table-cell table:style-name="ce15" office:value-type="string" calcext:value-type="string">
            <text:p>AVSS</text:p>
          </table:table-cell>
          <table:table-cell table:number-columns-repeated="1022"/>
        </table:table-row>
        <table:table-row table:style-name="ro2">
          <table:table-cell table:style-name="ce6" office:value-type="float" office:value="1" calcext:value-type="float">
            <text:p>001</text:p>
          </table:table-cell>
          <table:table-cell table:style-name="ce15" office:value-type="string" calcext:value-type="string">
            <text:p>lockout pulse</text:p>
          </table:table-cell>
          <table:table-cell table:number-columns-repeated="1022"/>
        </table:table-row>
        <table:table-row table:style-name="ro2">
          <table:table-cell table:style-name="ce6" office:value-type="float" office:value="10" calcext:value-type="float">
            <text:p>010</text:p>
          </table:table-cell>
          <table:table-cell table:style-name="ce15" office:value-type="string" calcext:value-type="string">
            <text:p>leading edge detector pulse</text:p>
          </table:table-cell>
          <table:table-cell table:number-columns-repeated="1022"/>
        </table:table-row>
        <table:table-row table:style-name="ro2">
          <table:table-cell table:style-name="ce6" office:value-type="float" office:value="11" calcext:value-type="float">
            <text:p>011</text:p>
          </table:table-cell>
          <table:table-cell table:style-name="ce15" office:value-type="string" calcext:value-type="string">
            <text:p>oneshot input</text:p>
          </table:table-cell>
          <table:table-cell table:number-columns-repeated="1022"/>
        </table:table-row>
        <table:table-row table:style-name="ro2">
          <table:table-cell table:style-name="ce6" office:value-type="float" office:value="100" calcext:value-type="float">
            <text:p>100</text:p>
          </table:table-cell>
          <table:table-cell table:style-name="ce15" office:value-type="string" calcext:value-type="string">
            <text:p>RST comparator*</text:p>
          </table:table-cell>
          <table:table-cell table:number-columns-repeated="1022"/>
        </table:table-row>
        <table:table-row table:style-name="ro2">
          <table:table-cell table:style-name="ce6" office:value-type="float" office:value="101" calcext:value-type="float">
            <text:p>101</text:p>
          </table:table-cell>
          <table:table-cell table:style-name="ce15" office:value-type="string" calcext:value-type="string">
            <text:p>oneshot pulse</text:p>
          </table:table-cell>
          <table:table-cell table:number-columns-repeated="1022"/>
        </table:table-row>
        <table:table-row table:style-name="ro2">
          <table:table-cell table:style-name="ce6" office:value-type="float" office:value="110" calcext:value-type="float">
            <text:p>110</text:p>
          </table:table-cell>
          <table:table-cell table:style-name="ce15" office:value-type="string" calcext:value-type="string">
            <text:p>zero crossing detector pulse</text:p>
          </table:table-cell>
          <table:table-cell table:number-columns-repeated="1022"/>
        </table:table-row>
        <table:table-row table:style-name="ro2">
          <table:table-cell table:style-name="ce6" office:value-type="float" office:value="111" calcext:value-type="float">
            <text:p>111</text:p>
          </table:table-cell>
          <table:table-cell table:style-name="ce15" office:value-type="string" calcext:value-type="string">
            <text:p>lockout oneshot input*</text:p>
          </table:table-cell>
          <table:table-cell table:number-columns-repeated="1022"/>
        </table:table-row>
        <table:table-row table:style-name="ro2">
          <table:table-cell table:style-name="ce4"/>
          <table:table-cell table:style-name="Default"/>
          <table:table-cell table:number-columns-repeated="1022"/>
        </table:table-row>
        <table:table-row table:style-name="ro1">
          <table:table-cell table:style-name="ce7" office:value-type="string" calcext:value-type="string">
            <text:p>Trim Bits</text:p>
          </table:table-cell>
          <table:table-cell table:style-name="ce16" office:value-type="string" calcext:value-type="string">
            <text:p>AGND voltage</text:p>
          </table:table-cell>
          <table:table-cell table:style-name="ce16" table:number-columns-repeated="1022"/>
        </table:table-row>
        <table:table-row table:style-name="ro2">
          <table:table-cell table:style-name="ce8" office:value-type="float" office:value="0" calcext:value-type="float">
            <text:p>000</text:p>
          </table:table-cell>
          <table:table-cell table:style-name="ce17" office:value-type="string" calcext:value-type="string">
            <text:p>1.37 V</text:p>
          </table:table-cell>
          <table:table-cell table:number-columns-repeated="1022"/>
        </table:table-row>
        <table:table-row table:style-name="ro2">
          <table:table-cell table:style-name="ce8" office:value-type="float" office:value="1" calcext:value-type="float">
            <text:p>001</text:p>
          </table:table-cell>
          <table:table-cell table:style-name="ce17" office:value-type="string" calcext:value-type="string">
            <text:p>1.41 V</text:p>
          </table:table-cell>
          <table:table-cell table:number-columns-repeated="1022"/>
        </table:table-row>
        <table:table-row table:style-name="ro2">
          <table:table-cell table:style-name="ce8" office:value-type="float" office:value="10" calcext:value-type="float">
            <text:p>010</text:p>
          </table:table-cell>
          <table:table-cell table:style-name="ce17" office:value-type="string" calcext:value-type="string">
            <text:p>1.46 V</text:p>
          </table:table-cell>
          <table:table-cell table:number-columns-repeated="1022"/>
        </table:table-row>
        <table:table-row table:style-name="ro2">
          <table:table-cell table:style-name="ce8" office:value-type="float" office:value="11" calcext:value-type="float">
            <text:p>011</text:p>
          </table:table-cell>
          <table:table-cell table:style-name="ce17" office:value-type="string" calcext:value-type="string">
            <text:p>1.5 V</text:p>
          </table:table-cell>
          <table:table-cell table:number-columns-repeated="1022"/>
        </table:table-row>
        <table:table-row table:style-name="ro2">
          <table:table-cell table:style-name="ce8" office:value-type="float" office:value="100" calcext:value-type="float">
            <text:p>100</text:p>
          </table:table-cell>
          <table:table-cell table:style-name="ce17" office:value-type="string" calcext:value-type="string">
            <text:p>1.52 V</text:p>
          </table:table-cell>
          <table:table-cell table:number-columns-repeated="1022"/>
        </table:table-row>
        <table:table-row table:style-name="ro2">
          <table:table-cell table:style-name="ce8" office:value-type="float" office:value="101" calcext:value-type="float">
            <text:p>101</text:p>
          </table:table-cell>
          <table:table-cell table:style-name="ce17"/>
          <table:table-cell table:number-columns-repeated="1022"/>
        </table:table-row>
        <table:table-row table:style-name="ro2">
          <table:table-cell table:style-name="ce8" office:value-type="float" office:value="110" calcext:value-type="float">
            <text:p>110</text:p>
          </table:table-cell>
          <table:table-cell table:style-name="ce17"/>
          <table:table-cell table:number-columns-repeated="1022"/>
        </table:table-row>
        <table:table-row table:style-name="ro2">
          <table:table-cell table:style-name="ce8" office:value-type="float" office:value="111" calcext:value-type="float">
            <text:p>111</text:p>
          </table:table-cell>
          <table:table-cell table:style-name="ce17"/>
          <table:table-cell table:number-columns-repeated="1022"/>
        </table:table-row>
        <table:table-row table:style-name="ro2" table:number-rows-repeated="3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9" office:value-type="string" calcext:value-type="string">
            <text:p>P-CAP Bus</text:p>
          </table:table-cell>
          <table:table-cell table:style-name="ce9" office:value-type="string" calcext:value-type="string">
            <text:p>Capacitance</text:p>
          </table:table-cell>
          <table:table-cell table:style-name="ce9" office:value-type="string" calcext:value-type="string">
            <text:p>Time Constant</text:p>
          </table:table-cell>
          <table:table-cell table:style-name="ce23" table:number-columns-repeated="1021"/>
        </table:table-row>
        <table:table-row table:style-name="ro2">
          <table:table-cell office:value-type="float" office:value="0" calcext:value-type="float">
            <text:p>0000</text:p>
          </table:table-cell>
          <table:table-cell office:value-type="float" office:value="0.5" calcext:value-type="float">
            <text:p>0.5 pF</text:p>
          </table:table-cell>
          <table:table-cell table:style-name="ce22" office:value-type="float" office:value="1.5" calcext:value-type="float">
            <text:p>1.5 nsec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0001</text:p>
          </table:table-cell>
          <table:table-cell table:formula="of:=[.B35]+0.5" office:value-type="float" office:value="1" calcext:value-type="float">
            <text:p>1.0 pF</text:p>
          </table:table-cell>
          <table:table-cell table:style-name="ce22" table:formula="of:= [.C35]+1.5" office:value-type="float" office:value="3" calcext:value-type="float">
            <text:p>3.0 nsec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0010</text:p>
          </table:table-cell>
          <table:table-cell table:formula="of:=[.B36]+0.5" office:value-type="float" office:value="1.5" calcext:value-type="float">
            <text:p>1.5 pF</text:p>
          </table:table-cell>
          <table:table-cell table:style-name="ce22" table:formula="of:= [.C36]+1.5" office:value-type="float" office:value="4.5" calcext:value-type="float">
            <text:p>4.5 nsec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0011</text:p>
          </table:table-cell>
          <table:table-cell table:formula="of:=[.B37]+0.5" office:value-type="float" office:value="2" calcext:value-type="float">
            <text:p>2.0 pF</text:p>
          </table:table-cell>
          <table:table-cell table:style-name="ce22" table:formula="of:= [.C37]+1.5" office:value-type="float" office:value="6" calcext:value-type="float">
            <text:p>6.0 nsec</text:p>
          </table:table-cell>
          <table:table-cell table:number-columns-repeated="1021"/>
        </table:table-row>
        <table:table-row table:style-name="ro2">
          <table:table-cell office:value-type="float" office:value="100" calcext:value-type="float">
            <text:p>0100</text:p>
          </table:table-cell>
          <table:table-cell table:formula="of:=[.B38]+0.5" office:value-type="float" office:value="2.5" calcext:value-type="float">
            <text:p>2.5 pF</text:p>
          </table:table-cell>
          <table:table-cell table:style-name="ce22" table:formula="of:= [.C38]+1.5" office:value-type="float" office:value="7.5" calcext:value-type="float">
            <text:p>7.5 nsec</text:p>
          </table:table-cell>
          <table:table-cell table:number-columns-repeated="1021"/>
        </table:table-row>
        <table:table-row table:style-name="ro2">
          <table:table-cell office:value-type="float" office:value="101" calcext:value-type="float">
            <text:p>0101</text:p>
          </table:table-cell>
          <table:table-cell table:formula="of:=[.B39]+0.5" office:value-type="float" office:value="3" calcext:value-type="float">
            <text:p>3.0 pF</text:p>
          </table:table-cell>
          <table:table-cell table:style-name="ce22" table:formula="of:= [.C39]+1.5" office:value-type="float" office:value="9" calcext:value-type="float">
            <text:p>9.0 nsec</text:p>
          </table:table-cell>
          <table:table-cell table:number-columns-repeated="1021"/>
        </table:table-row>
        <table:table-row table:style-name="ro2">
          <table:table-cell office:value-type="float" office:value="110" calcext:value-type="float">
            <text:p>0110</text:p>
          </table:table-cell>
          <table:table-cell table:formula="of:=[.B40]+0.5" office:value-type="float" office:value="3.5" calcext:value-type="float">
            <text:p>3.5 pF</text:p>
          </table:table-cell>
          <table:table-cell table:style-name="ce22" table:formula="of:= [.C40]+1.5" office:value-type="float" office:value="10.5" calcext:value-type="float">
            <text:p>10.5 nsec</text:p>
          </table:table-cell>
          <table:table-cell table:number-columns-repeated="1021"/>
        </table:table-row>
        <table:table-row table:style-name="ro2">
          <table:table-cell office:value-type="float" office:value="111" calcext:value-type="float">
            <text:p>0111</text:p>
          </table:table-cell>
          <table:table-cell table:formula="of:=[.B41]+0.5" office:value-type="float" office:value="4" calcext:value-type="float">
            <text:p>4.0 pF</text:p>
          </table:table-cell>
          <table:table-cell table:style-name="ce22" table:formula="of:= [.C41]+1.5" office:value-type="float" office:value="12" calcext:value-type="float">
            <text:p>12.0 nsec</text:p>
          </table:table-cell>
          <table:table-cell table:number-columns-repeated="1021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formula="of:=[.B42]+0.5" office:value-type="float" office:value="4.5" calcext:value-type="float">
            <text:p>4.5 pF</text:p>
          </table:table-cell>
          <table:table-cell table:style-name="ce22" table:formula="of:= [.C42]+1.5" office:value-type="float" office:value="13.5" calcext:value-type="float">
            <text:p>13.5 nsec</text:p>
          </table:table-cell>
          <table:table-cell table:number-columns-repeated="1021"/>
        </table:table-row>
        <table:table-row table:style-name="ro2">
          <table:table-cell office:value-type="float" office:value="1001" calcext:value-type="float">
            <text:p>1001</text:p>
          </table:table-cell>
          <table:table-cell table:formula="of:=[.B43]+0.5" office:value-type="float" office:value="5" calcext:value-type="float">
            <text:p>5.0 pF</text:p>
          </table:table-cell>
          <table:table-cell table:style-name="ce22" table:formula="of:= [.C43]+1.5" office:value-type="float" office:value="15" calcext:value-type="float">
            <text:p>15.0 nsec</text:p>
          </table:table-cell>
          <table:table-cell table:number-columns-repeated="1021"/>
        </table:table-row>
        <table:table-row table:style-name="ro2">
          <table:table-cell office:value-type="float" office:value="1010" calcext:value-type="float">
            <text:p>1010</text:p>
          </table:table-cell>
          <table:table-cell table:formula="of:=[.B44]+0.5" office:value-type="float" office:value="5.5" calcext:value-type="float">
            <text:p>5.5 pF</text:p>
          </table:table-cell>
          <table:table-cell table:style-name="ce22" table:formula="of:= [.C44]+1.5" office:value-type="float" office:value="16.5" calcext:value-type="float">
            <text:p>16.5 nsec</text:p>
          </table:table-cell>
          <table:table-cell table:number-columns-repeated="1021"/>
        </table:table-row>
        <table:table-row table:style-name="ro2">
          <table:table-cell office:value-type="float" office:value="1011" calcext:value-type="float">
            <text:p>1011</text:p>
          </table:table-cell>
          <table:table-cell table:formula="of:=[.B45]+0.5" office:value-type="float" office:value="6" calcext:value-type="float">
            <text:p>6.0 pF</text:p>
          </table:table-cell>
          <table:table-cell table:style-name="ce22" table:formula="of:= [.C45]+1.5" office:value-type="float" office:value="18" calcext:value-type="float">
            <text:p>18.0 nsec</text:p>
          </table:table-cell>
          <table:table-cell table:number-columns-repeated="1021"/>
        </table:table-row>
        <table:table-row table:style-name="ro2">
          <table:table-cell office:value-type="float" office:value="1100" calcext:value-type="float">
            <text:p>1100</text:p>
          </table:table-cell>
          <table:table-cell table:formula="of:=[.B46]+0.5" office:value-type="float" office:value="6.5" calcext:value-type="float">
            <text:p>6.5 pF</text:p>
          </table:table-cell>
          <table:table-cell table:style-name="ce22" table:formula="of:= [.C46]+1.5" office:value-type="float" office:value="19.5" calcext:value-type="float">
            <text:p>19.5 nsec</text:p>
          </table:table-cell>
          <table:table-cell table:number-columns-repeated="1021"/>
        </table:table-row>
        <table:table-row table:style-name="ro2">
          <table:table-cell office:value-type="float" office:value="1101" calcext:value-type="float">
            <text:p>1101</text:p>
          </table:table-cell>
          <table:table-cell table:formula="of:=[.B47]+0.5" office:value-type="float" office:value="7" calcext:value-type="float">
            <text:p>7.0 pF</text:p>
          </table:table-cell>
          <table:table-cell table:style-name="ce22" table:formula="of:= [.C47]+1.5" office:value-type="float" office:value="21" calcext:value-type="float">
            <text:p>21.0 nsec</text:p>
          </table:table-cell>
          <table:table-cell table:number-columns-repeated="1021"/>
        </table:table-row>
        <table:table-row table:style-name="ro2">
          <table:table-cell office:value-type="float" office:value="1110" calcext:value-type="float">
            <text:p>1110</text:p>
          </table:table-cell>
          <table:table-cell table:formula="of:=[.B48]+0.5" office:value-type="float" office:value="7.5" calcext:value-type="float">
            <text:p>7.5 pF</text:p>
          </table:table-cell>
          <table:table-cell table:style-name="ce22" table:formula="of:= [.C48]+1.5" office:value-type="float" office:value="22.5" calcext:value-type="float">
            <text:p>22.5 nsec</text:p>
          </table:table-cell>
          <table:table-cell table:number-columns-repeated="1021"/>
        </table:table-row>
        <table:table-row table:style-name="ro2">
          <table:table-cell office:value-type="float" office:value="1111" calcext:value-type="float">
            <text:p>1111</text:p>
          </table:table-cell>
          <table:table-cell table:formula="of:=[.B49]+0.5" office:value-type="float" office:value="8" calcext:value-type="float">
            <text:p>8.0 pF</text:p>
          </table:table-cell>
          <table:table-cell table:style-name="ce22" table:formula="of:= [.C49]+1.5" office:value-type="float" office:value="24" calcext:value-type="float">
            <text:p>24.0 nsec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4"/>
    </number:number-style>
    <number:number-style style:name="N123">
      <number:number number:decimal-places="0" loext:min-decimal-places="0" number:min-integer-digits="3"/>
    </number:number-style>
    <number:number-style style:name="N124">
      <number:number number:decimal-places="1" loext:min-decimal-places="1" number:min-integer-digits="1"/>
      <number:text> pF</number:text>
    </number:number-style>
    <number:number-style style:name="N125">
      <number:number number:decimal-places="1" loext:min-decimal-places="1" number:min-integer-digits="1"/>
      <number:text> nsec</number:text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4">00/00/0000</text:date>, <text:time style:data-style-name="N2" text:time-value="14:59:37.4243229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2:13:41.718584328</meta:creation-date>
    <dc:date>2018-06-04T15:01:45.990362725</dc:date>
    <meta:editing-duration>PT4H4M42S</meta:editing-duration>
    <meta:editing-cycles>10</meta:editing-cycles>
    <meta:generator>LibreOffice/5.0.6.2$Linux_X86_64 LibreOffice_project/00$Build-2</meta:generator>
    <meta:document-statistic meta:table-count="1" meta:cell-count="121" meta:object-count="0"/>
  </office:meta>
</office:document-meta>
</file>